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/>
    </style:style>
    <style:style style:name="P2" style:parent-style-name="Standaard" style:family="paragraph">
      <style:text-properties fo:font-weight="bold" style:font-weight-asian="bold" style:font-weight-complex="bold" fo:font-size="22pt" style:font-size-asian="22pt" style:font-size-complex="22pt"/>
    </style:style>
    <style:style style:name="T3" style:parent-style-name="Standaardalinea-lettertype" style:family="text">
      <style:text-properties style:text-position="super 63.6%"/>
    </style:style>
  </office:automatic-styles>
  <office:body>
    <office:text text:use-soft-page-breaks="true">
      <text:p text:style-name="P1">QA:</text:p>
      <text:p text:style-name="P2">Collega’s</text:p>
      <text:p text:style-name="Standaard">Regel 1: elk persoon heeft recht op 1 waarschuwing</text:p>
      <text:p text:style-name="Standaard">Regel 2: bij 3 strikes ben je uit het groepje</text:p>
      <text:p text:style-name="Standaard">Regel 3: als je de 3<text:span text:style-name="T3"><text:s/></text:span>dagen lang <text:s/>niks gedaan hebt, krijg je een strike, met uitzondering van goede reden.</text:p>
      <text:p text:style-name="Standaard">Regel 3.5: behalve als je goeie reden hebt om er en dag niet te zijn, krijg je een strike.</text:p>
      <text:p text:style-name="Standaard">Note: een goede reden is democratisch besloten door alle andere leden van het groepje.</text:p>
      <text:p text:style-name="Standaard"/>
      <text:p text:style-name="Standaard">Regel 4:<text:s/>onze game is min 60 fps<text:s/>op een gtx 1060.</text:p>
      <text:p text:style-name="Standaard">Regel 5: Min 20 uur game testen.</text:p>
      <text:p text:style-name="Standaard">Regel 6:<text:s/>geen haat op elkaars creaties tenzij het verdient is.</text:p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el yemane</meta:initial-creator>
    <dc:creator>joel yemane</dc:creator>
    <meta:creation-date>2023-02-07T13:30:00Z</meta:creation-date>
    <dc:date>2023-02-07T14:38:00Z</dc:date>
    <meta:template xlink:href="Normal" xlink:type="simple"/>
    <meta:editing-cycles>1</meta:editing-cycles>
    <meta:editing-duration>PT4080S</meta:editing-duration>
    <meta:document-statistic meta:page-count="1" meta:paragraph-count="1" meta:word-count="83" meta:character-count="542" meta:row-count="3" meta:non-whitespace-character-count="460"/>
  </office:meta>
</office:document-meta>
</file>